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"/>
    <style:style style:name="ce4" style:family="table-cell" style:parent-style-name="Default" style:data-style-name="N4"/>
    <style:style style:name="ce5" style:family="table-cell" style:parent-style-name="Default" style:data-style-name="N1"/>
    <style:style style:name="ce6" style:family="table-cell" style:parent-style-name="Default" style:data-style-name="N2"/>
    <style:style style:name="ce7" style:family="table-cell" style:parent-style-name="Pivot-Tabelle_20_Ecke">
      <style:table-cell-properties fo:border-bottom="none" fo:border-left="2.01pt solid #000000" fo:border-right="0.99pt solid #000000" fo:border-top="2.01pt solid #000000"/>
    </style:style>
    <style:style style:name="ce8" style:family="table-cell" style:parent-style-name="Pivot-Tabelle_20_Feld">
      <style:table-cell-properties fo:border-bottom="0.99pt solid #000000" fo:border-left="2.01pt solid #000000" fo:border-right="0.99pt solid #000000" fo:border-top="0.99pt solid #000000"/>
    </style:style>
    <style:style style:name="ce9" style:family="table-cell" style:parent-style-name="Pivot-Tabelle_20_Kategorie" style:data-style-name="N0">
      <style:table-cell-properties fo:border-bottom="none" fo:border-left="2.01pt solid #000000" fo:border-right="0.99pt solid #000000" fo:border-top="0.99pt solid #000000"/>
    </style:style>
    <style:style style:name="ce10" style:family="table-cell" style:parent-style-name="Pivot-Tabelle_20_Kategorie" style:data-style-name="N0">
      <style:table-cell-properties fo:border-bottom="none" fo:border-left="2.01pt solid #000000" fo:border-right="0.99pt solid #000000" fo:border-top="none"/>
    </style:style>
    <style:style style:name="ce11" style:family="table-cell" style:parent-style-name="Pivot-Tabelle_20_Titel" style:data-style-name="N0">
      <style:table-cell-properties fo:border-bottom="2.01pt solid #000000" fo:border-left="2.01pt solid #000000" fo:border-right="0.99pt solid #000000" fo:border-top="0.99pt solid #000000"/>
    </style:style>
    <style:style style:name="ce12" style:family="table-cell" style:parent-style-name="Default">
      <style:table-cell-properties fo:border="0.99pt solid #000000"/>
    </style:style>
    <style:style style:name="ce13" style:family="table-cell" style:parent-style-name="Pivot-Tabelle_20_Feld">
      <style:table-cell-properties fo:border-bottom="0.99pt solid #000000" fo:border-left="0.99pt solid #000000" fo:border-right="0.99pt solid #000000" fo:border-top="2.01pt solid #000000"/>
    </style:style>
    <style:style style:name="ce14" style:family="table-cell" style:parent-style-name="Pivot-Tabelle_20_Kategorie" style:data-style-name="N0">
      <style:table-cell-properties fo:border-bottom="0.99pt solid #000000" fo:border-left="0.99pt solid #000000" fo:border-right="none" fo:border-top="none"/>
    </style:style>
    <style:style style:name="ce15" style:family="table-cell" style:parent-style-name="Pivot-Tabelle_20_Wert" style:data-style-name="N0">
      <style:table-cell-properties fo:border-bottom="none" fo:border-left="0.99pt solid #000000" fo:border-right="none" fo:border-top="0.99pt solid #000000"/>
    </style:style>
    <style:style style:name="ce16" style:family="table-cell" style:parent-style-name="Pivot-Tabelle_20_Wert" style:data-style-name="N0">
      <style:table-cell-properties fo:border-bottom="none" fo:border-left="0.99pt solid #000000" fo:border-right="none" fo:border-top="none"/>
    </style:style>
    <style:style style:name="ce17" style:family="table-cell" style:parent-style-name="Pivot-Tabelle_20_Wert" style:data-style-name="N0">
      <style:table-cell-properties fo:border-bottom="0.99pt solid #000000" fo:border-left="0.99pt solid #000000" fo:border-right="none" fo:border-top="none"/>
    </style:style>
    <style:style style:name="ce18" style:family="table-cell" style:parent-style-name="Pivot-Tabelle_20_Ergebnis" style:data-style-name="N0">
      <style:table-cell-properties fo:border-bottom="2.01pt solid #000000" fo:border-left="0.99pt solid #000000" fo:border-right="none" fo:border-top="0.99pt solid #000000"/>
    </style:style>
    <style:style style:name="ce19" style:family="table-cell" style:parent-style-name="Pivot-Tabelle_20_Ecke">
      <style:table-cell-properties fo:border-bottom="0.99pt solid #000000" fo:border-left="none" fo:border-right="none" fo:border-top="2.01pt solid #000000"/>
    </style:style>
    <style:style style:name="ce20" style:family="table-cell" style:parent-style-name="Pivot-Tabelle_20_Kategorie" style:data-style-name="N0">
      <style:table-cell-properties fo:border-bottom="0.99pt solid #000000" fo:border-left="none" fo:border-right="none" fo:border-top="none"/>
    </style:style>
    <style:style style:name="ce21" style:family="table-cell" style:parent-style-name="Pivot-Tabelle_20_Wert" style:data-style-name="N0">
      <style:table-cell-properties fo:border-bottom="none" fo:border-left="none" fo:border-right="none" fo:border-top="0.99pt solid #000000"/>
    </style:style>
    <style:style style:name="ce22" style:family="table-cell" style:parent-style-name="Pivot-Tabelle_20_Wert" style:data-style-name="N0"/>
    <style:style style:name="ce23" style:family="table-cell" style:parent-style-name="Pivot-Tabelle_20_Wert" style:data-style-name="N0">
      <style:table-cell-properties fo:border-bottom="0.99pt solid #000000" fo:border-left="none" fo:border-right="none" fo:border-top="none"/>
    </style:style>
    <style:style style:name="ce24" style:family="table-cell" style:parent-style-name="Pivot-Tabelle_20_Ergebnis" style:data-style-name="N0">
      <style:table-cell-properties fo:border-bottom="2.01pt solid #000000" fo:border-left="none" fo:border-right="none" fo:border-top="0.99pt solid #000000"/>
    </style:style>
    <style:style style:name="ce25" style:family="table-cell" style:parent-style-name="Pivot-Tabelle_20_Wert" style:data-style-name="N0">
      <style:table-cell-properties fo:border-bottom="none" fo:border-left="none" fo:border-right="0.99pt solid #000000" fo:border-top="0.99pt solid #000000"/>
    </style:style>
    <style:style style:name="ce26" style:family="table-cell" style:parent-style-name="Pivot-Tabelle_20_Wert" style:data-style-name="N0">
      <style:table-cell-properties fo:border-bottom="none" fo:border-left="none" fo:border-right="0.99pt solid #000000" fo:border-top="none"/>
    </style:style>
    <style:style style:name="ce27" style:family="table-cell" style:parent-style-name="Pivot-Tabelle_20_Wert" style:data-style-name="N0">
      <style:table-cell-properties fo:border-bottom="0.99pt solid #000000" fo:border-left="none" fo:border-right="0.99pt solid #000000" fo:border-top="none"/>
    </style:style>
    <style:style style:name="ce28" style:family="table-cell" style:parent-style-name="Pivot-Tabelle_20_Ergebnis" style:data-style-name="N0">
      <style:table-cell-properties fo:border-bottom="2.01pt solid #000000" fo:border-left="none" fo:border-right="0.99pt solid #000000" fo:border-top="0.99pt solid #000000"/>
    </style:style>
    <style:style style:name="ce29" style:family="table-cell" style:parent-style-name="Pivot-Tabelle_20_Ecke">
      <style:table-cell-properties fo:border-bottom="0.99pt solid #000000" fo:border-left="none" fo:border-right="2.01pt solid #000000" fo:border-top="2.01pt solid #000000"/>
    </style:style>
    <style:style style:name="ce30" style:family="table-cell" style:parent-style-name="Pivot-Tabelle_20_Titel" style:data-style-name="N0">
      <style:table-cell-properties fo:border-bottom="0.99pt solid #000000" fo:border-left="0.99pt solid #000000" fo:border-right="2.01pt solid #000000" fo:border-top="0.99pt solid #000000"/>
    </style:style>
    <style:style style:name="ce31" style:family="table-cell" style:parent-style-name="Pivot-Tabelle_20_Ergebnis" style:data-style-name="N0">
      <style:table-cell-properties fo:border-bottom="none" fo:border-left="0.99pt solid #000000" fo:border-right="2.01pt solid #000000" fo:border-top="0.99pt solid #000000"/>
    </style:style>
    <style:style style:name="ce32" style:family="table-cell" style:parent-style-name="Pivot-Tabelle_20_Ergebnis" style:data-style-name="N0">
      <style:table-cell-properties fo:border-bottom="none" fo:border-left="0.99pt solid #000000" fo:border-right="2.01pt solid #000000" fo:border-top="none"/>
    </style:style>
    <style:style style:name="ce33" style:family="table-cell" style:parent-style-name="Pivot-Tabelle_20_Ergebnis" style:data-style-name="N0">
      <style:table-cell-properties fo:border-bottom="0.99pt solid #000000" fo:border-left="0.99pt solid #000000" fo:border-right="2.01pt solid #000000" fo:border-top="none"/>
    </style:style>
    <style:style style:name="ce34" style:family="table-cell" style:parent-style-name="Pivot-Tabelle_20_Ergebnis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4"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electricity</text:p>
          </table:table-cell>
          <table:table-cell table:style-name="ce2" office:value-type="float" office:value="235.03300763" calcext:value-type="float">
            <text:p>235</text:p>
          </table:table-cell>
          <table:table-cell table:style-name="ce3" table:formula="of:=IFERROR(VLOOKUP([.B5];[.$K$5:.$L$15];2;FALSE());0)" office:value-type="float" office:value="428.244743296961" calcext:value-type="float">
            <text:p>428</text:p>
          </table:table-cell>
          <table:table-cell table:style-name="ce4" table:formula="of:=[.D5]/[.C5]" office:value-type="float" office:value="1.82206213337968" calcext:value-type="float">
            <text:p>1,82</text:p>
          </table:table-cell>
          <table:table-cell table:number-columns-repeated="5"/>
          <table:table-cell table:style-name="ce1" office:value-type="string" calcext:value-type="string">
            <text:p>electricity</text:p>
          </table:table-cell>
          <table:table-cell table:style-name="ce1" office:value-type="float" office:value="428.244743296961" calcext:value-type="float">
            <text:p>428,244743296961</text:p>
          </table:table-cell>
          <table:table-cell table:style-name="ce2" office:value-type="float" office:value="12503.33799813" calcext:value-type="float">
            <text:p>12.503</text:p>
          </table:table-cell>
          <table:table-cell table:number-columns-repeated="4"/>
          <table:table-cell table:style-name="ce1" office:value-type="float" office:value="128.72000264" calcext:value-type="float">
            <text:p>128,72000264</text:p>
          </table:table-cell>
          <table:table-cell table:style-name="ce1" office:value-type="float" office:value="257.439901333427" calcext:value-type="float">
            <text:p>257,439901333427</text:p>
          </table:table-cell>
          <table:table-cell table:style-name="ce6" office:value-type="float" office:value="1.77742336271827" calcext:value-type="float">
            <text:p>1,78</text:p>
          </table:table-cell>
        </table:table-row>
        <table:table-row table:style-name="ro1">
          <table:table-cell/>
          <table:table-cell table:style-name="ce1" office:value-type="string" calcext:value-type="string">
            <text:p>gas-bio</text:p>
          </table:table-cell>
          <table:table-cell table:style-name="ce2" office:value-type="float" office:value="0.74333145" calcext:value-type="float">
            <text:p>1</text:p>
          </table:table-cell>
          <table:table-cell table:style-name="ce3" table:formula="of:=IFERROR(VLOOKUP([.B6];[.$K$5:.$L$15];2;FALSE());0)" office:value-type="float" office:value="1.37091442048007" calcext:value-type="float">
            <text:p>1</text:p>
          </table:table-cell>
          <table:table-cell table:style-name="ce4" table:formula="of:=[.D6]/[.C6]" office:value-type="float" office:value="1.84428416217297" calcext:value-type="float">
            <text:p>1,84</text:p>
          </table:table-cell>
          <table:table-cell table:number-columns-repeated="5"/>
          <table:table-cell table:style-name="ce1" office:value-type="string" calcext:value-type="string">
            <text:p>gas-bio</text:p>
          </table:table-cell>
          <table:table-cell table:style-name="ce1" office:value-type="float" office:value="1.37091442048007" calcext:value-type="float">
            <text:p>1,37091442048007</text:p>
          </table:table-cell>
          <table:table-cell table:style-name="ce2" office:value-type="float" office:value="10.9726724" calcext:value-type="float">
            <text:p>11</text:p>
          </table:table-cell>
          <table:table-cell table:number-columns-repeated="4"/>
          <table:table-cell table:number-columns-repeated="2" table:style-name="ce1" office:value-type="float" office:value="0" calcext:value-type="float">
            <text:p>0</text:p>
          </table:table-cell>
          <table:table-cell table:style-name="ce6" office:value-type="float" office:value="1.85847703910338" calcext:value-type="float">
            <text:p>1,86</text:p>
          </table:table-cell>
        </table:table-row>
        <table:table-row table:style-name="ro1">
          <table:table-cell/>
          <table:table-cell table:style-name="ce1" office:value-type="string" calcext:value-type="string">
            <text:p>gas-ff-natural</text:p>
          </table:table-cell>
          <table:table-cell table:style-name="ce2" office:value-type="float" office:value="351.86438233" calcext:value-type="float">
            <text:p>352</text:p>
          </table:table-cell>
          <table:table-cell table:style-name="ce3" table:formula="of:=IFERROR(VLOOKUP([.B7];[.$K$5:.$L$15];2;FALSE());0)" office:value-type="float" office:value="434.886477020705" calcext:value-type="float">
            <text:p>435</text:p>
          </table:table-cell>
          <table:table-cell table:style-name="ce4" table:formula="of:=[.D7]/[.C7]" office:value-type="float" office:value="1.23594912943715" calcext:value-type="float">
            <text:p>1,24</text:p>
          </table:table-cell>
          <table:table-cell table:number-columns-repeated="5"/>
          <table:table-cell table:style-name="ce1" office:value-type="string" calcext:value-type="string">
            <text:p>gas-ff-natural</text:p>
          </table:table-cell>
          <table:table-cell table:style-name="ce1" office:value-type="float" office:value="434.886477020705" calcext:value-type="float">
            <text:p>434,886477020705</text:p>
          </table:table-cell>
          <table:table-cell table:style-name="ce2" office:value-type="float" office:value="27681.70325172" calcext:value-type="float">
            <text:p>27.682</text:p>
          </table:table-cell>
          <table:table-cell table:number-columns-repeated="4"/>
          <table:table-cell table:style-name="ce1" office:value-type="float" office:value="251.81952866" calcext:value-type="float">
            <text:p>251,81952866</text:p>
          </table:table-cell>
          <table:table-cell table:style-name="ce1" office:value-type="float" office:value="333.503009660435" calcext:value-type="float">
            <text:p>333,503009660435</text:p>
          </table:table-cell>
          <table:table-cell table:style-name="ce6" office:value-type="float" office:value="1.43792690855841" calcext:value-type="float">
            <text:p>1,44</text:p>
          </table:table-cell>
        </table:table-row>
        <table:table-row table:style-name="ro1">
          <table:table-cell/>
          <table:table-cell table:style-name="ce1" office:value-type="string" calcext:value-type="string">
            <text:p>heat-ambient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IFERROR(VLOOKUP([.B8];[.$K$5:.$L$15];2;FALSE());0)" office:value-type="float" office:value="0" calcext:value-type="float">
            <text:p>0</text:p>
          </table:table-cell>
          <table:table-cell table:style-name="ce4" table:formula="of:=[.D8]/[.C8]" office:value-type="string" office:string-value="" calcext:value-type="error">
            <text:p>#DIV/0!</text:p>
          </table:table-cell>
          <table:table-cell table:number-columns-repeated="5"/>
          <table:table-cell table:style-name="ce1" office:value-type="string" calcext:value-type="string">
            <text:p>heat-district</text:p>
          </table:table-cell>
          <table:table-cell table:style-name="ce1" office:value-type="float" office:value="61.6498726745625" calcext:value-type="float">
            <text:p>61,6498726745625</text:p>
          </table:table-cell>
          <table:table-cell table:style-name="ce2" office:value-type="float" office:value="3909.49075611" calcext:value-type="float">
            <text:p>3.909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38.430886956919" calcext:value-type="float">
            <text:p>38,430886956919</text:p>
          </table:table-cell>
          <table:table-cell table:style-name="ce6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" office:value-type="string" calcext:value-type="string">
            <text:p>heat-district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IFERROR(VLOOKUP([.B9];[.$K$5:.$L$15];2;FALSE());0)" office:value-type="float" office:value="61.6498726745625" calcext:value-type="float">
            <text:p>62</text:p>
          </table:table-cell>
          <table:table-cell table:style-name="ce4" table:formula="of:=[.D9]/[.C9]" office:value-type="string" office:string-value="" calcext:value-type="error">
            <text:p>#DIV/0!</text:p>
          </table:table-cell>
          <table:table-cell table:number-columns-repeated="5"/>
          <table:table-cell table:style-name="ce1" office:value-type="string" calcext:value-type="string">
            <text:p>heat-geothermal</text:p>
          </table:table-cell>
          <table:table-cell table:style-name="ce1" office:value-type="float" office:value="2.81333403095506" calcext:value-type="float">
            <text:p>2,81333403095506</text:p>
          </table:table-cell>
          <table:table-cell table:style-name="ce2" office:value-type="float" office:value="32.30722123" calcext:value-type="float">
            <text:p>32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.81333403095506" calcext:value-type="float">
            <text:p>2,81333403095506</text:p>
          </table:table-cell>
          <table:table-cell table:style-name="ce6" office:value-type="float" office:value="2.2087383761234" calcext:value-type="float">
            <text:p>2,21</text:p>
          </table:table-cell>
        </table:table-row>
        <table:table-row table:style-name="ro2">
          <table:table-cell/>
          <table:table-cell table:style-name="ce1" office:value-type="string" calcext:value-type="string">
            <text:p>heat-geothermal</text:p>
          </table:table-cell>
          <table:table-cell table:style-name="ce2" office:value-type="float" office:value="1.40667176" calcext:value-type="float">
            <text:p>1</text:p>
          </table:table-cell>
          <table:table-cell table:style-name="ce3" table:formula="of:=IFERROR(VLOOKUP([.B10];[.$K$5:.$L$15];2;FALSE());0)" office:value-type="float" office:value="2.81333403095506" calcext:value-type="float">
            <text:p>3</text:p>
          </table:table-cell>
          <table:table-cell table:style-name="ce4" table:formula="of:=[.D10]/[.C10]" office:value-type="float" office:value="1.99999325425788" calcext:value-type="float">
            <text:p>2,00</text:p>
          </table:table-cell>
          <table:table-cell table:number-columns-repeated="5"/>
          <table:table-cell table:style-name="ce1" office:value-type="string" calcext:value-type="string">
            <text:p>heat-solar</text:p>
          </table:table-cell>
          <table:table-cell table:style-name="ce1" office:value-type="float" office:value="0.48111111111111" calcext:value-type="float">
            <text:p>0,48111111111111</text:p>
          </table:table-cell>
          <table:table-cell table:style-name="ce2" office:value-type="float" office:value="51.4463400700001" calcext:value-type="float">
            <text:p>51</text:p>
          </table:table-cell>
          <table:table-cell table:number-columns-repeated="4"/>
          <table:table-cell table:style-name="ce1" office:value-type="float" office:value="1.40667176" calcext:value-type="float">
            <text:p>1,40667176</text:p>
          </table:table-cell>
          <table:table-cell table:style-name="ce1" office:value-type="float" office:value="0.48111111111111" calcext:value-type="float">
            <text:p>0,48111111111111</text:p>
          </table:table-cell>
          <table:table-cell table:style-name="ce6" office:value-type="float" office:value="2.00000408001556" calcext:value-type="float">
            <text:p>2,00</text:p>
          </table:table-cell>
        </table:table-row>
        <table:table-row table:style-name="ro1">
          <table:table-cell/>
          <table:table-cell table:style-name="ce1" office:value-type="string" calcext:value-type="string">
            <text:p>heat-solar</text:p>
          </table:table-cell>
          <table:table-cell table:style-name="ce2" office:value-type="float" office:value="0.24055492" calcext:value-type="float">
            <text:p>0</text:p>
          </table:table-cell>
          <table:table-cell table:style-name="ce3" table:formula="of:=IFERROR(VLOOKUP([.B11];[.$K$5:.$L$15];2;FALSE());0)" office:value-type="float" office:value="0.48111111111111" calcext:value-type="float">
            <text:p>0</text:p>
          </table:table-cell>
          <table:table-cell table:style-name="ce4" table:formula="of:=[.D11]/[.C11]" office:value-type="float" office:value="2.00000528407862" calcext:value-type="float">
            <text:p>2,00</text:p>
          </table:table-cell>
          <table:table-cell table:number-columns-repeated="5"/>
          <table:table-cell table:style-name="ce1" office:value-type="string" calcext:value-type="string">
            <text:p>liquid-bio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4618.63605370999" calcext:value-type="float">
            <text:p>4.619</text:p>
          </table:table-cell>
          <table:table-cell table:number-columns-repeated="4"/>
          <table:table-cell table:style-name="ce1" office:value-type="float" office:value="0.24055492" calcext:value-type="float">
            <text:p>0,24055492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2.2498743405434" calcext:value-type="float">
            <text:p>2,25</text:p>
          </table:table-cell>
        </table:table-row>
        <table:table-row table:style-name="ro2">
          <table:table-cell/>
          <table:table-cell table:style-name="ce1" office:value-type="string" calcext:value-type="string">
            <text:p>liquid-bio</text:p>
          </table:table-cell>
          <table:table-cell table:style-name="ce2" office:value-type="float" office:value="81.85055603" calcext:value-type="float">
            <text:p>82</text:p>
          </table:table-cell>
          <table:table-cell table:style-name="ce3" table:formula="of:=IFERROR(VLOOKUP([.B12];[.$K$5:.$L$15];2;FALSE());0)" office:value-type="float" office:value="0" calcext:value-type="float">
            <text:p>0</text:p>
          </table:table-cell>
          <table:table-cell table:style-name="ce4" table:formula="of:=[.D12]/[.C12]" office:value-type="float" office:value="0" calcext:value-type="float">
            <text:p>0,00</text:p>
          </table:table-cell>
          <table:table-cell table:number-columns-repeated="5"/>
          <table:table-cell table:style-name="ce1" office:value-type="string" calcext:value-type="string">
            <text:p>liquid-ff-heatingoil</text:p>
          </table:table-cell>
          <table:table-cell table:style-name="ce1" office:value-type="float" office:value="258.145028717824" calcext:value-type="float">
            <text:p>258,145028717824</text:p>
          </table:table-cell>
          <table:table-cell table:style-name="ce2" office:value-type="float" office:value="10842.26690798" calcext:value-type="float">
            <text:p>10.842</text:p>
          </table:table-cell>
          <table:table-cell table:number-columns-repeated="4"/>
          <table:table-cell table:style-name="ce1" office:value-type="float" office:value="79.34111604" calcext:value-type="float">
            <text:p>79,34111604</text:p>
          </table:table-cell>
          <table:table-cell table:style-name="ce1" office:value-type="float" office:value="171.77305801197" calcext:value-type="float">
            <text:p>171,77305801197</text:p>
          </table:table-cell>
          <table:table-cell table:style-name="ce6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" office:value-type="string" calcext:value-type="string">
            <text:p>liquid-ff-heatingoil</text:p>
          </table:table-cell>
          <table:table-cell table:style-name="ce2" office:value-type="float" office:value="174.52682778" calcext:value-type="float">
            <text:p>175</text:p>
          </table:table-cell>
          <table:table-cell table:style-name="ce3" table:formula="of:=IFERROR(VLOOKUP([.B13];[.$K$5:.$L$15];2;FALSE());0)" office:value-type="float" office:value="258.145028717824" calcext:value-type="float">
            <text:p>258</text:p>
          </table:table-cell>
          <table:table-cell table:style-name="ce4" table:formula="of:=[.D13]/[.C13]" office:value-type="float" office:value="1.47911373856648" calcext:value-type="float">
            <text:p>1,48</text:p>
          </table:table-cell>
          <table:table-cell table:number-columns-repeated="5"/>
          <table:table-cell table:style-name="ce1" office:value-type="string" calcext:value-type="string">
            <text:p>solid-bio</text:p>
          </table:table-cell>
          <table:table-cell table:style-name="ce1" office:value-type="float" office:value="158.920029406409" calcext:value-type="float">
            <text:p>158,920029406409</text:p>
          </table:table-cell>
          <table:table-cell table:style-name="ce2" office:value-type="float" office:value="4515.07604417" calcext:value-type="float">
            <text:p>4.515</text:p>
          </table:table-cell>
          <table:table-cell table:number-columns-repeated="4"/>
          <table:table-cell table:style-name="ce1" office:value-type="float" office:value="120.53889077" calcext:value-type="float">
            <text:p>120,53889077</text:p>
          </table:table-cell>
          <table:table-cell table:style-name="ce1" office:value-type="float" office:value="155.387806657967" calcext:value-type="float">
            <text:p>155,387806657967</text:p>
          </table:table-cell>
          <table:table-cell table:style-name="ce6" office:value-type="float" office:value="1.56151545109746" calcext:value-type="float">
            <text:p>1,56</text:p>
          </table:table-cell>
        </table:table-row>
        <table:table-row table:style-name="ro1">
          <table:table-cell/>
          <table:table-cell table:style-name="ce1" office:value-type="string" calcext:value-type="string">
            <text:p>solid-bio</text:p>
          </table:table-cell>
          <table:table-cell table:style-name="ce2" office:value-type="float" office:value="79.4599979" calcext:value-type="float">
            <text:p>79</text:p>
          </table:table-cell>
          <table:table-cell table:style-name="ce3" table:formula="of:=IFERROR(VLOOKUP([.B14];[.$K$5:.$L$15];2;FALSE());0)" office:value-type="float" office:value="158.920029406409" calcext:value-type="float">
            <text:p>159</text:p>
          </table:table-cell>
          <table:table-cell table:style-name="ce4" table:formula="of:=[.D14]/[.C14]" office:value-type="float" office:value="2.00000042293493" calcext:value-type="float">
            <text:p>2,00</text:p>
          </table:table-cell>
          <table:table-cell table:number-columns-repeated="5"/>
          <table:table-cell table:style-name="ce1" office:value-type="string" calcext:value-type="string">
            <text:p>solid-ff-coal</text:p>
          </table:table-cell>
          <table:table-cell table:style-name="ce1" office:value-type="float" office:value="14.4366644447302" calcext:value-type="float">
            <text:p>14,4366644447302</text:p>
          </table:table-cell>
          <table:table-cell table:style-name="ce2" office:value-type="float" office:value="3192.90977149" calcext:value-type="float">
            <text:p>3.193</text:p>
          </table:table-cell>
          <table:table-cell table:number-columns-repeated="4"/>
          <table:table-cell table:style-name="ce1" office:value-type="float" office:value="77.69388936" calcext:value-type="float">
            <text:p>77,69388936</text:p>
          </table:table-cell>
          <table:table-cell table:style-name="ce1" office:value-type="float" office:value="14.4366644447302" calcext:value-type="float">
            <text:p>14,4366644447302</text:p>
          </table:table-cell>
          <table:table-cell table:style-name="ce6" office:value-type="float" office:value="2.00267563440659" calcext:value-type="float">
            <text:p>2,00</text:p>
          </table:table-cell>
        </table:table-row>
        <table:table-row table:style-name="ro1">
          <table:table-cell/>
          <table:table-cell table:style-name="ce1" office:value-type="string" calcext:value-type="string">
            <text:p>solid-ff-coal</text:p>
          </table:table-cell>
          <table:table-cell table:style-name="ce2" office:value-type="float" office:value="14.72000959" calcext:value-type="float">
            <text:p>15</text:p>
          </table:table-cell>
          <table:table-cell table:style-name="ce3" table:formula="of:=IFERROR(VLOOKUP([.B15];[.$K$5:.$L$15];2;FALSE());0)" office:value-type="float" office:value="14.4366644447302" calcext:value-type="float">
            <text:p>14</text:p>
          </table:table-cell>
          <table:table-cell table:style-name="ce4" table:formula="of:=[.D15]/[.C15]" office:value-type="float" office:value="0.98075102169347" calcext:value-type="float">
            <text:p>0,98</text:p>
          </table:table-cell>
          <table:table-cell table:number-columns-repeated="5"/>
          <table:table-cell table:style-name="ce1" office:value-type="string" calcext:value-type="string">
            <text:p>solid-waste</text:p>
          </table:table-cell>
          <table:table-cell table:style-name="ce1" office:value-type="float" office:value="3.53222273984298" calcext:value-type="float">
            <text:p>3,53222273984298</text:p>
          </table:table-cell>
          <table:table-cell table:style-name="ce2" office:value-type="float" office:value="29.90276525" calcext:value-type="float">
            <text:p>30</text:p>
          </table:table-cell>
          <table:table-cell table:number-columns-repeated="4"/>
          <table:table-cell table:style-name="ce1" office:value-type="float" office:value="8.72500045" calcext:value-type="float">
            <text:p>8,72500045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.932169916252046" calcext:value-type="float">
            <text:p>0,93</text:p>
          </table:table-cell>
        </table:table-row>
        <table:table-row table:style-name="ro1">
          <table:table-cell/>
          <table:table-cell table:style-name="ce1" office:value-type="string" calcext:value-type="string">
            <text:p>solid-waste</text:p>
          </table:table-cell>
          <table:table-cell table:style-name="ce2" office:value-type="float" office:value="3.53221708" calcext:value-type="float">
            <text:p>4</text:p>
          </table:table-cell>
          <table:table-cell table:style-name="ce3" table:formula="of:=IFERROR(VLOOKUP([.B16];[.$K$5:.$L$15];2;FALSE());0)" office:value-type="float" office:value="3.53222273984298" calcext:value-type="float">
            <text:p>4</text:p>
          </table:table-cell>
          <table:table-cell table:style-name="ce4" table:formula="of:=[.D16]/[.C16]" office:value-type="float" office:value="1.00000160234857" calcext:value-type="float">
            <text:p>1,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  <table:table-cell/>
          <table:table-cell table:style-name="ce6" office:value-type="float" office:value="2.0666984339744" calcext:value-type="float">
            <text:p>2,07</text:p>
          </table:table-cell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0"/>
          <table:table-cell office:value-type="string" calcext:value-type="string">
            <text:p>electricity</text:p>
          </table:table-cell>
          <table:table-cell table:style-name="ce5" office:value-type="float" office:value="1352.56950009" calcext:value-type="float">
            <text:p>1353</text:p>
          </table:table-cell>
          <table:table-cell table:style-name="ce5" office:value-type="float" office:value="2404.08862916014" calcext:value-type="float">
            <text:p>2404</text:p>
          </table:table-cell>
          <table:table-cell table:style-name="ce6" office:value-type="float" office:value="1.77742336271827" calcext:value-type="float">
            <text:p>1,78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gas-bio</text:p>
          </table:table-cell>
          <table:table-cell table:style-name="ce5" office:value-type="float" office:value="2.19453448" calcext:value-type="float">
            <text:p>2</text:p>
          </table:table-cell>
          <table:table-cell table:style-name="ce5" office:value-type="float" office:value="4.07849194260068" calcext:value-type="float">
            <text:p>4</text:p>
          </table:table-cell>
          <table:table-cell table:style-name="ce6" office:value-type="float" office:value="1.85847703910338" calcext:value-type="float">
            <text:p>1,86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gas-ff-natural</text:p>
          </table:table-cell>
          <table:table-cell table:style-name="ce5" office:value-type="float" office:value="2529.72638508" calcext:value-type="float">
            <text:p>2530</text:p>
          </table:table-cell>
          <table:table-cell table:style-name="ce5" office:value-type="float" office:value="3637.56164039671" calcext:value-type="float">
            <text:p>3638</text:p>
          </table:table-cell>
          <table:table-cell table:style-name="ce6" office:value-type="float" office:value="1.43792690855841" calcext:value-type="float">
            <text:p>1,44</text:p>
          </table:table-cell>
          <table:table-cell table:number-columns-repeated="6"/>
        </table:table-row>
        <table:table-row table:style-name="ro3">
          <table:table-cell table:number-columns-repeated="10"/>
          <table:table-cell office:value-type="string" calcext:value-type="string">
            <text:p>heat-ambient</text:p>
          </table:table-cell>
          <table:table-cell table:style-name="ce5" office:value-type="float" office:value="0.69727665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2"/>
          <table:table-cell table:style-name="ce1" office:value-type="string" calcext:value-type="string">
            <text:p>BKB (brown coal briquettes)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heat-district</text:p>
          </table:table-cell>
          <table:table-cell table:style-name="ce5" office:value-type="float" office:value="348.43634679" calcext:value-type="float">
            <text:p>348</text:p>
          </table:table-cell>
          <table:table-cell table:style-name="ce5" office:value-type="float" office:value="769.604730791313" calcext:value-type="float">
            <text:p>770</text:p>
          </table:table-cell>
          <table:table-cell table:style-name="ce6" office:value-type="float" office:value="2.2087383761234" calcext:value-type="float">
            <text:p>2,21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heat-geothermal</text:p>
          </table:table-cell>
          <table:table-cell table:style-name="ce5" office:value-type="float" office:value="4.08721231" calcext:value-type="float">
            <text:p>4</text:p>
          </table:table-cell>
          <table:table-cell table:style-name="ce5" office:value-type="float" office:value="8.17444129588982" calcext:value-type="float">
            <text:p>8</text:p>
          </table:table-cell>
          <table:table-cell table:style-name="ce6" office:value-type="float" office:value="2.00000408001556" calcext:value-type="float">
            <text:p>2,00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heat-solar</text:p>
          </table:table-cell>
          <table:table-cell table:style-name="ce5" office:value-type="float" office:value="4.39382563" calcext:value-type="float">
            <text:p>4</text:p>
          </table:table-cell>
          <table:table-cell table:style-name="ce5" office:value-type="float" office:value="9.88555554175893" calcext:value-type="float">
            <text:p>10</text:p>
          </table:table-cell>
          <table:table-cell table:style-name="ce6" office:value-type="float" office:value="2.2498743405434" calcext:value-type="float">
            <text:p>2,25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liquid-bio</text:p>
          </table:table-cell>
          <table:table-cell table:style-name="ce5" office:value-type="float" office:value="364.51207711" calcext:value-type="float">
            <text:p>365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liquid-ff-heatingoil</text:p>
          </table:table-cell>
          <table:table-cell table:style-name="ce5" office:value-type="float" office:value="1005.9783691" calcext:value-type="float">
            <text:p>1006</text:p>
          </table:table-cell>
          <table:table-cell table:style-name="ce5" office:value-type="float" office:value="1570.85076681947" calcext:value-type="float">
            <text:p>1571</text:p>
          </table:table-cell>
          <table:table-cell table:style-name="ce6" office:value-type="float" office:value="1.56151545109746" calcext:value-type="float">
            <text:p>1,56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solid-bio</text:p>
          </table:table-cell>
          <table:table-cell table:style-name="ce5" office:value-type="float" office:value="353.13916989" calcext:value-type="float">
            <text:p>353</text:p>
          </table:table-cell>
          <table:table-cell table:style-name="ce5" office:value-type="float" office:value="707.223211093273" calcext:value-type="float">
            <text:p>707</text:p>
          </table:table-cell>
          <table:table-cell table:style-name="ce6" office:value-type="float" office:value="2.00267563440659" calcext:value-type="float">
            <text:p>2,00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solid-ff-coal</text:p>
          </table:table-cell>
          <table:table-cell table:style-name="ce5" office:value-type="float" office:value="270.43903073" calcext:value-type="float">
            <text:p>270</text:p>
          </table:table-cell>
          <table:table-cell table:style-name="ce5" office:value-type="float" office:value="252.095128626869" calcext:value-type="float">
            <text:p>252</text:p>
          </table:table-cell>
          <table:table-cell table:style-name="ce6" office:value-type="float" office:value="0.932169916252046" calcext:value-type="float">
            <text:p>0,93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solid-waste</text:p>
          </table:table-cell>
          <table:table-cell table:style-name="ce5" office:value-type="float" office:value="5.98055305" calcext:value-type="float">
            <text:p>6</text:p>
          </table:table-cell>
          <table:table-cell table:style-name="ce5" office:value-type="float" office:value="12.3599996227358" calcext:value-type="float">
            <text:p>12</text:p>
          </table:table-cell>
          <table:table-cell table:style-name="ce6" office:value-type="float" office:value="2.0666984339744" calcext:value-type="float">
            <text:p>2,07</text:p>
          </table:table-cell>
          <table:table-cell table:number-columns-repeated="6"/>
        </table:table-row>
      </table:table>
      <table:table table:name="Tabelle2" table:style-name="ta1">
        <table:table-column table:style-name="co1" table:number-columns-repeated="9" table:default-cell-style-name="ce1"/>
        <table:table-column table:style-name="co1" table:number-columns-repeated="6" table:default-cell-style-name="Default"/>
        <table:table-row table:style-name="ro1">
          <table:table-cell table:style-name="Default" office:value-type="string" calcext:value-type="string">
            <text:p>use</text:p>
          </table:table-cell>
          <table:table-cell table:style-name="Default" office:value-type="string" calcext:value-type="string">
            <text:p>technology</text:p>
          </table:table-cell>
          <table:table-cell table:style-name="Default" office:value-type="string" calcext:value-type="string">
            <text:p>Country</text:p>
          </table:table-cell>
          <table:table-cell table:style-name="Default" office:value-type="string" calcext:value-type="string">
            <text:p>Years</text:p>
          </table:table-cell>
          <table:table-cell table:style-name="Default" office:value-type="string" calcext:value-type="string">
            <text:p>subsector</text:p>
          </table:table-cell>
          <table:table-cell table:style-name="Default" office:value-type="string" calcext:value-type="string">
            <text:p>energycarrier</text:p>
          </table:table-cell>
          <table:table-cell table:style-name="Default" office:value-type="string" calcext:value-type="string">
            <text:p>ColumnValues</text:p>
          </table:table-cell>
          <table:table-cell table:style-name="Default" office:value-type="string" calcext:value-type="string">
            <text:p>gas</text:p>
          </table:table-cell>
          <table:table-cell table:style-name="Default" office:value-type="string" calcext:value-type="string">
            <text:p>ColumnNames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total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electricity</text:p>
          </table:table-cell>
          <table:table-cell office:value-type="float" office:value="14.9618638082808" calcext:value-type="float">
            <text:p>14,9618638082808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total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gas-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total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gas-ff-natural</text:p>
          </table:table-cell>
          <table:table-cell office:value-type="float" office:value="13.8436789729987" calcext:value-type="float">
            <text:p>13,8436789729987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total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district</text:p>
          </table:table-cell>
          <table:table-cell office:value-type="float" office:value="4.44833333333334" calcext:value-type="float">
            <text:p>4,44833333333334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total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geothe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total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nucle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total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solar</text:p>
          </table:table-cell>
          <table:table-cell office:value-type="float" office:value="0.415277777777779" calcext:value-type="float">
            <text:p>0,415277777777779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total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liquid-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5"/>
          <table:table-cell table:style-name="ce1" office:value-type="string" calcext:value-type="string">
            <text:p>use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liquid-ff-heatingoil</text:p>
          </table:table-cell>
          <table:table-cell office:value-type="float" office:value="19.4122885564661" calcext:value-type="float">
            <text:p>19,4122885564661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5"/>
          <table:table-cell table:style-name="ce1" office:value-type="string" calcext:value-type="string">
            <text:p>technology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liquid-ff-kerose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5"/>
          <table:table-cell table:style-name="ce1" office:value-type="string" calcext:value-type="string">
            <text:p>Country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olid-bio</text:p>
          </table:table-cell>
          <table:table-cell office:value-type="float" office:value="16.6852777777778" calcext:value-type="float">
            <text:p>16,6852777777778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5"/>
          <table:table-cell table:style-name="ce1" office:value-type="string" calcext:value-type="string">
            <text:p>Years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olid-ff-coal</text:p>
          </table:table-cell>
          <table:table-cell office:value-type="float" office:value="2.48619343264838" calcext:value-type="float">
            <text:p>2,48619343264838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5"/>
          <table:table-cell table:style-name="ce1" office:value-type="string" calcext:value-type="string">
            <text:p>subsector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olid-was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5"/>
          <table:table-cell table:style-name="ce1" office:value-type="string" calcext:value-type="string">
            <text:p>energycarrier</text:p>
          </table:table-cell>
        </table:table-row>
        <table:table-row table:style-name="ro4">
          <table:table-cell office:value-type="string" calcext:value-type="string">
            <text:p>space-heat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electricity</text:p>
          </table:table-cell>
          <table:table-cell office:value-type="float" office:value="3.56290362815151" calcext:value-type="float">
            <text:p>3,56290362815151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5"/>
          <table:table-cell table:style-name="ce1" office:value-type="string" calcext:value-type="string">
            <text:p>ColumnValues</text:p>
          </table:table-cell>
        </table:table-row>
        <table:table-row table:style-name="ro4">
          <table:table-cell office:value-type="string" calcext:value-type="string">
            <text:p>space-heat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gas-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5"/>
          <table:table-cell table:style-name="ce1" office:value-type="string" calcext:value-type="string">
            <text:p>gas</text:p>
          </table:table-cell>
        </table:table-row>
        <table:table-row table:style-name="ro4">
          <table:table-cell office:value-type="string" calcext:value-type="string">
            <text:p>space-heat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gas-ff-natural</text:p>
          </table:table-cell>
          <table:table-cell office:value-type="float" office:value="10.8714159698707" calcext:value-type="float">
            <text:p>10,8714159698707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5"/>
          <table:table-cell table:style-name="ce1" office:value-type="string" calcext:value-type="string">
            <text:p>ColumnNames</text:p>
          </table:table-cell>
        </table:table-row>
        <table:table-row table:style-name="ro4">
          <table:table-cell office:value-type="string" calcext:value-type="string">
            <text:p>space-heat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district</text:p>
          </table:table-cell>
          <table:table-cell office:value-type="float" office:value="3.90131199076706" calcext:value-type="float">
            <text:p>3,90131199076706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pace-heat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geothe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pace-heat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nucle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pace-heat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sol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pace-heat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liquid-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pace-heat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liquid-ff-heatingoil</text:p>
          </table:table-cell>
          <table:table-cell office:value-type="float" office:value="17.4603757089511" calcext:value-type="float">
            <text:p>17,4603757089511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pace-heat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liquid-ff-kerose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pace-heat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olid-bio</text:p>
          </table:table-cell>
          <table:table-cell office:value-type="float" office:value="15.2221348871923" calcext:value-type="float">
            <text:p>15,2221348871923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pace-heat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olid-ff-coal</text:p>
          </table:table-cell>
          <table:table-cell office:value-type="float" office:value="2.34384298813845" calcext:value-type="float">
            <text:p>2,34384298813845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pace-heat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olid-was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pace-cool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electricity</text:p>
          </table:table-cell>
          <table:table-cell office:value-type="float" office:value="0.0186193436244024" calcext:value-type="float">
            <text:p>0,018619343624402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pace-cool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gas-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pace-cool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gas-ff-natu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pace-cool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distri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pace-cool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geothe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pace-cool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nucle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pace-cool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sol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pace-cool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liquid-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pace-cool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liquid-ff-heatingo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pace-cool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liquid-ff-kerose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pace-cool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olid-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pace-cool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olid-ff-co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pace-cool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olid-was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hot-water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electricity</text:p>
          </table:table-cell>
          <table:table-cell office:value-type="float" office:value="2.49809831101238" calcext:value-type="float">
            <text:p>2,49809831101238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hot-water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gas-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hot-water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gas-ff-natural</text:p>
          </table:table-cell>
          <table:table-cell office:value-type="float" office:value="1.99841193340351" calcext:value-type="float">
            <text:p>1,99841193340351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hot-water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district</text:p>
          </table:table-cell>
          <table:table-cell office:value-type="float" office:value="0.547021342566271" calcext:value-type="float">
            <text:p>0,547021342566271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hot-water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geothe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hot-water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nucle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hot-water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solar</text:p>
          </table:table-cell>
          <table:table-cell office:value-type="float" office:value="0.415277777777779" calcext:value-type="float">
            <text:p>0,415277777777779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hot-water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liquid-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hot-water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liquid-ff-heatingoil</text:p>
          </table:table-cell>
          <table:table-cell office:value-type="float" office:value="1.95191284751505" calcext:value-type="float">
            <text:p>1,95191284751505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hot-water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liquid-ff-kerose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hot-water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olid-bio</text:p>
          </table:table-cell>
          <table:table-cell office:value-type="float" office:value="1.41147622391875" calcext:value-type="float">
            <text:p>1,41147622391875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hot-water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olid-ff-coal</text:p>
          </table:table-cell>
          <table:table-cell office:value-type="float" office:value="0.117836245921118" calcext:value-type="float">
            <text:p>0,117836245921118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hot-water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olid-was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ook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electricity</text:p>
          </table:table-cell>
          <table:table-cell office:value-type="float" office:value="1.93239442388309" calcext:value-type="float">
            <text:p>1,93239442388309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ook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gas-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ook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gas-ff-natural</text:p>
          </table:table-cell>
          <table:table-cell office:value-type="float" office:value="0.973851069724533" calcext:value-type="float">
            <text:p>0,973851069724533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ook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distri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ook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geothe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ook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nucle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ook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sol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ook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liquid-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ook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liquid-ff-heatingo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ook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liquid-ff-kerose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ook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olid-bio</text:p>
          </table:table-cell>
          <table:table-cell office:value-type="float" office:value="0.0516666666666666" calcext:value-type="float">
            <text:p>0,051666666666667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ook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olid-ff-coal</text:p>
          </table:table-cell>
          <table:table-cell office:value-type="float" office:value="0.0245141985888091" calcext:value-type="float">
            <text:p>0,024514198588809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ook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olid-was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fridge-freezer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electricity</text:p>
          </table:table-cell>
          <table:table-cell office:value-type="float" office:value="1.82810469988615" calcext:value-type="float">
            <text:p>1,82810469988615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fridge-freezer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gas-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fridge-freezer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gas-ff-natu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fridge-freezer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distri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fridge-freezer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geothe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fridge-freezer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nucle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fridge-freezer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sol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fridge-freezer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liquid-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fridge-freezer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liquid-ff-heatingo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fridge-freezer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liquid-ff-kerose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fridge-freezer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olid-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fridge-freezer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olid-ff-co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fridge-freezer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olid-was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wmachine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electricity</text:p>
          </table:table-cell>
          <table:table-cell office:value-type="float" office:value="0.607304780581095" calcext:value-type="float">
            <text:p>0,607304780581095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wmachine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gas-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wmachine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gas-ff-natu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wmachine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distri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wmachine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geothe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wmachine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nucle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wmachine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sol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wmachine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liquid-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wmachine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liquid-ff-heatingo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wmachine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liquid-ff-kerose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wmachine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olid-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wmachine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olid-ff-co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wmachine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olid-was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dryer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electricity</text:p>
          </table:table-cell>
          <table:table-cell office:value-type="float" office:value="0.216630753227534" calcext:value-type="float">
            <text:p>0,216630753227534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dryer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gas-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dryer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gas-ff-natu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dryer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distri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dryer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geothe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dryer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nucle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dryer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sol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dryer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liquid-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dryer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liquid-ff-heatingo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dryer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liquid-ff-kerose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dryer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olid-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dryer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olid-ff-co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dryer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olid-was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dishwasher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electricity</text:p>
          </table:table-cell>
          <table:table-cell office:value-type="float" office:value="0.393585234425256" calcext:value-type="float">
            <text:p>0,393585234425256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dishwasher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gas-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dishwasher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gas-ff-natu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dishwasher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distri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dishwasher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geothe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dishwasher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nucle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dishwasher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sol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dishwasher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liquid-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dishwasher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liquid-ff-heatingo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dishwasher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liquid-ff-kerose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dishwasher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olid-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dishwasher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olid-ff-co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dishwasher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olid-was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electricity</text:p>
          </table:table-cell>
          <table:table-cell office:value-type="float" office:value="1.15528137133691" calcext:value-type="float">
            <text:p>1,15528137133691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gas-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gas-ff-natu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distri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geothe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nucle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sol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liquid-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liquid-ff-heatingo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liquid-ff-kerose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olid-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olid-ff-co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olid-was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phone-comp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electricity</text:p>
          </table:table-cell>
          <table:table-cell office:value-type="float" office:value="0.28601864090376" calcext:value-type="float">
            <text:p>0,28601864090376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phone-comp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gas-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phone-comp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gas-ff-natu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phone-comp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distri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phone-comp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geothe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phone-comp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nucle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phone-comp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sol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phone-comp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liquid-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phone-comp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liquid-ff-heatingo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phone-comp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liquid-ff-kerose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phone-comp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olid-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phone-comp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olid-ff-co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phone-comp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olid-was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ight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electricity</text:p>
          </table:table-cell>
          <table:table-cell office:value-type="float" office:value="1.70656795112122" calcext:value-type="float">
            <text:p>1,70656795112122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ight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gas-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ight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gas-ff-natu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ight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distri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ight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geothe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ight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nucle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ight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sol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ight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liquid-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ight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liquid-ff-heatingo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ight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liquid-ff-kerose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ight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olid-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ight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olid-ff-co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ighting</text:p>
          </table:table-cell>
          <table:table-cell office:value-type="string" calcext:value-type="string">
            <text:p>all-tech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olid-was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otherappliances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electricity</text:p>
          </table:table-cell>
          <table:table-cell office:value-type="float" office:value="0.756354670127439" calcext:value-type="float">
            <text:p>0,756354670127439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otherappliances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gas-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otherappliances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gas-ff-natu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otherappliances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distri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otherappliances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geothe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otherappliances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nucle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otherappliances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eat-sol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otherappliances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liquid-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otherappliances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liquid-ff-heatingo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otherappliances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liquid-ff-kerose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otherappliances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olid-b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otherappliances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olid-ff-co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ppliances</text:p>
          </table:table-cell>
          <table:table-cell office:value-type="string" calcext:value-type="string">
            <text:p>otherappliances</text:p>
          </table:table-cell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olid-was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-gases</text:p>
          </table:table-cell>
          <table:table-cell office:value-type="string" calcext:value-type="string">
            <text:p>energy-demand[TWh]</text:p>
          </table:table-cell>
          <table:table-cell table:number-columns-repeated="6"/>
        </table:table-row>
      </table:table>
      <table:table table:name="Pivot-Tabelle_Tabelle2_1" table:style-name="ta1">
        <table:table-column table:style-name="co1" table:default-cell-style-name="ce10"/>
        <table:table-column table:style-name="co1" table:default-cell-style-name="ce16"/>
        <table:table-column table:style-name="co1" table:number-columns-repeated="11" table:default-cell-style-name="ce22"/>
        <table:table-column table:style-name="co1" table:default-cell-style-name="ce26"/>
        <table:table-column table:style-name="co1" table:default-cell-style-name="ce32"/>
        <table:table-row table:style-name="ro1">
          <table:table-cell table:style-name="Pivot-Tabelle_20_Feld" office:value-type="string" calcext:value-type="string">
            <text:p>subsector</text:p>
          </table:table-cell>
          <table:table-cell table:style-name="ce12" office:value-type="string" calcext:value-type="string">
            <text:p>- alle -</text:p>
          </table:table-cell>
          <table:table-cell table:style-name="Default" table:number-columns-repeated="13"/>
        </table:table-row>
        <table:table-row table:style-name="ro1">
          <table:table-cell table:style-name="Default" table:number-columns-repeated="15"/>
        </table:table-row>
        <table:table-row table:style-name="ro1">
          <table:table-cell table:style-name="ce7" office:value-type="string" calcext:value-type="string">
            <text:p>Summe - ColumnValues</text:p>
          </table:table-cell>
          <table:table-cell table:style-name="ce13" office:value-type="string" calcext:value-type="string">
            <text:p>Daten</text:p>
          </table:table-cell>
          <table:table-cell table:style-name="ce19" table:number-columns-repeated="12"/>
          <table:table-cell table:style-name="ce29"/>
        </table:table-row>
        <table:table-row table:style-name="ro1">
          <table:table-cell table:style-name="ce8" office:value-type="string" calcext:value-type="string">
            <text:p>use</text:p>
          </table:table-cell>
          <table:table-cell table:style-name="ce14" office:value-type="string" calcext:value-type="string">
            <text:p>electricity</text:p>
          </table:table-cell>
          <table:table-cell table:style-name="ce20" office:value-type="string" calcext:value-type="string">
            <text:p>gas-bio</text:p>
          </table:table-cell>
          <table:table-cell table:style-name="ce20" office:value-type="string" calcext:value-type="string">
            <text:p>gas-ff-natural</text:p>
          </table:table-cell>
          <table:table-cell table:style-name="ce20" office:value-type="string" calcext:value-type="string">
            <text:p>heat-district</text:p>
          </table:table-cell>
          <table:table-cell table:style-name="ce20" office:value-type="string" calcext:value-type="string">
            <text:p>heat-geothermal</text:p>
          </table:table-cell>
          <table:table-cell table:style-name="ce20" office:value-type="string" calcext:value-type="string">
            <text:p>heat-nuclear</text:p>
          </table:table-cell>
          <table:table-cell table:style-name="ce20" office:value-type="string" calcext:value-type="string">
            <text:p>heat-solar</text:p>
          </table:table-cell>
          <table:table-cell table:style-name="ce20" office:value-type="string" calcext:value-type="string">
            <text:p>liquid-bio</text:p>
          </table:table-cell>
          <table:table-cell table:style-name="ce20" office:value-type="string" calcext:value-type="string">
            <text:p>liquid-ff-heatingoil</text:p>
          </table:table-cell>
          <table:table-cell table:style-name="ce20" office:value-type="string" calcext:value-type="string">
            <text:p>liquid-ff-kerosene</text:p>
          </table:table-cell>
          <table:table-cell table:style-name="ce20" office:value-type="string" calcext:value-type="string">
            <text:p>solid-bio</text:p>
          </table:table-cell>
          <table:table-cell table:style-name="ce20" office:value-type="string" calcext:value-type="string">
            <text:p>solid-ff-coal</text:p>
          </table:table-cell>
          <table:table-cell table:style-name="ce20" office:value-type="string" calcext:value-type="string">
            <text:p>solid-waste</text:p>
          </table:table-cell>
          <table:table-cell table:style-name="ce30" office:value-type="string" calcext:value-type="string">
            <text:p>Gesamt Ergebnis</text:p>
          </table:table-cell>
        </table:table-row>
        <table:table-row table:style-name="ro1">
          <table:table-cell table:style-name="ce9" office:value-type="string" calcext:value-type="string">
            <text:p>appliances</text:p>
          </table:table-cell>
          <table:table-cell table:style-name="ce15" office:value-type="float" office:value="5.24328015048815" calcext:value-type="float">
            <text:p>5,24328015048815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31" office:value-type="float" office:value="5.24328015048815" calcext:value-type="float">
            <text:p>5,24328015048815</text:p>
          </table:table-cell>
        </table:table-row>
        <table:table-row table:style-name="ro1">
          <table:table-cell office:value-type="string" calcext:value-type="string">
            <text:p>cooking</text:p>
          </table:table-cell>
          <table:table-cell office:value-type="float" office:value="1.93239442388309" calcext:value-type="float">
            <text:p>1,93239442388309</text:p>
          </table:table-cell>
          <table:table-cell office:value-type="float" office:value="0" calcext:value-type="float">
            <text:p>0</text:p>
          </table:table-cell>
          <table:table-cell office:value-type="float" office:value="0.973851069724533" calcext:value-type="float">
            <text:p>0,97385106972453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516666666666666" calcext:value-type="float">
            <text:p>0,051666666666667</text:p>
          </table:table-cell>
          <table:table-cell office:value-type="float" office:value="0.0245141985888091" calcext:value-type="float">
            <text:p>0,024514198588809</text:p>
          </table:table-cell>
          <table:table-cell office:value-type="float" office:value="0" calcext:value-type="float">
            <text:p>0</text:p>
          </table:table-cell>
          <table:table-cell office:value-type="float" office:value="2.9824263588631" calcext:value-type="float">
            <text:p>2,9824263588631</text:p>
          </table:table-cell>
        </table:table-row>
        <table:table-row table:style-name="ro1">
          <table:table-cell office:value-type="string" calcext:value-type="string">
            <text:p>hot-water</text:p>
          </table:table-cell>
          <table:table-cell office:value-type="float" office:value="2.49809831101238" calcext:value-type="float">
            <text:p>2,49809831101238</text:p>
          </table:table-cell>
          <table:table-cell office:value-type="float" office:value="0" calcext:value-type="float">
            <text:p>0</text:p>
          </table:table-cell>
          <table:table-cell office:value-type="float" office:value="1.99841193340351" calcext:value-type="float">
            <text:p>1,99841193340351</text:p>
          </table:table-cell>
          <table:table-cell office:value-type="float" office:value="0.547021342566271" calcext:value-type="float">
            <text:p>0,547021342566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5277777777779" calcext:value-type="float">
            <text:p>0,415277777777779</text:p>
          </table:table-cell>
          <table:table-cell office:value-type="float" office:value="0" calcext:value-type="float">
            <text:p>0</text:p>
          </table:table-cell>
          <table:table-cell office:value-type="float" office:value="1.95191284751505" calcext:value-type="float">
            <text:p>1,95191284751505</text:p>
          </table:table-cell>
          <table:table-cell office:value-type="float" office:value="0" calcext:value-type="float">
            <text:p>0</text:p>
          </table:table-cell>
          <table:table-cell office:value-type="float" office:value="1.41147622391875" calcext:value-type="float">
            <text:p>1,41147622391875</text:p>
          </table:table-cell>
          <table:table-cell office:value-type="float" office:value="0.117836245921118" calcext:value-type="float">
            <text:p>0,117836245921118</text:p>
          </table:table-cell>
          <table:table-cell office:value-type="float" office:value="0" calcext:value-type="float">
            <text:p>0</text:p>
          </table:table-cell>
          <table:table-cell office:value-type="float" office:value="8.94003468211487" calcext:value-type="float">
            <text:p>8,94003468211487</text:p>
          </table:table-cell>
        </table:table-row>
        <table:table-row table:style-name="ro1">
          <table:table-cell office:value-type="string" calcext:value-type="string">
            <text:p>lighting</text:p>
          </table:table-cell>
          <table:table-cell office:value-type="float" office:value="1.70656795112122" calcext:value-type="float">
            <text:p>1,7065679511212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70656795112122" calcext:value-type="float">
            <text:p>1,70656795112122</text:p>
          </table:table-cell>
        </table:table-row>
        <table:table-row table:style-name="ro1">
          <table:table-cell office:value-type="string" calcext:value-type="string">
            <text:p>space-cooling</text:p>
          </table:table-cell>
          <table:table-cell office:value-type="float" office:value="0.0186193436244024" calcext:value-type="float">
            <text:p>0,01861934362440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186193436244024" calcext:value-type="float">
            <text:p>0,018619343624402</text:p>
          </table:table-cell>
        </table:table-row>
        <table:table-row table:style-name="ro1">
          <table:table-cell office:value-type="string" calcext:value-type="string">
            <text:p>space-heating</text:p>
          </table:table-cell>
          <table:table-cell office:value-type="float" office:value="3.56290362815151" calcext:value-type="float">
            <text:p>3,56290362815151</text:p>
          </table:table-cell>
          <table:table-cell office:value-type="float" office:value="0" calcext:value-type="float">
            <text:p>0</text:p>
          </table:table-cell>
          <table:table-cell office:value-type="float" office:value="10.8714159698707" calcext:value-type="float">
            <text:p>10,8714159698707</text:p>
          </table:table-cell>
          <table:table-cell office:value-type="float" office:value="3.90131199076706" calcext:value-type="float">
            <text:p>3,901311990767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.4603757089511" calcext:value-type="float">
            <text:p>17,4603757089511</text:p>
          </table:table-cell>
          <table:table-cell office:value-type="float" office:value="0" calcext:value-type="float">
            <text:p>0</text:p>
          </table:table-cell>
          <table:table-cell office:value-type="float" office:value="15.2221348871923" calcext:value-type="float">
            <text:p>15,2221348871923</text:p>
          </table:table-cell>
          <table:table-cell office:value-type="float" office:value="2.34384298813845" calcext:value-type="float">
            <text:p>2,34384298813845</text:p>
          </table:table-cell>
          <table:table-cell office:value-type="float" office:value="0" calcext:value-type="float">
            <text:p>0</text:p>
          </table:table-cell>
          <table:table-cell office:value-type="float" office:value="53.3619851730711" calcext:value-type="float">
            <text:p>53,361985173071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17" office:value-type="float" office:value="14.9618638082808" calcext:value-type="float">
            <text:p>14,961863808280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3.8436789729987" calcext:value-type="float">
            <text:p>13,8436789729987</text:p>
          </table:table-cell>
          <table:table-cell table:style-name="ce23" office:value-type="float" office:value="4.44833333333334" calcext:value-type="float">
            <text:p>4,44833333333334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0.415277777777779" calcext:value-type="float">
            <text:p>0,41527777777777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9.4122885564661" calcext:value-type="float">
            <text:p>19,412288556466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.6852777777778" calcext:value-type="float">
            <text:p>16,6852777777778</text:p>
          </table:table-cell>
          <table:table-cell table:style-name="ce23" office:value-type="float" office:value="2.48619343264838" calcext:value-type="float">
            <text:p>2,48619343264838</text:p>
          </table:table-cell>
          <table:table-cell table:style-name="ce27" office:value-type="float" office:value="0" calcext:value-type="float">
            <text:p>0</text:p>
          </table:table-cell>
          <table:table-cell table:style-name="ce33" office:value-type="float" office:value="72.2529136592828" calcext:value-type="float">
            <text:p>72,2529136592828</text:p>
          </table:table-cell>
        </table:table-row>
        <table:table-row table:style-name="ro1">
          <table:table-cell table:style-name="ce11" office:value-type="string" calcext:value-type="string">
            <text:p>Gesamt Ergebnis</text:p>
          </table:table-cell>
          <table:table-cell table:style-name="ce18" office:value-type="float" office:value="29.9237276165615" calcext:value-type="float">
            <text:p>29,923727616561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7.6873579459974" calcext:value-type="float">
            <text:p>27,6873579459974</text:p>
          </table:table-cell>
          <table:table-cell table:style-name="ce24" office:value-type="float" office:value="8.89666666666667" calcext:value-type="float">
            <text:p>8,8966666666666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0.830555555555557" calcext:value-type="float">
            <text:p>0,83055555555555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8.8245771129322" calcext:value-type="float">
            <text:p>38,824577112932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3.3705555555555" calcext:value-type="float">
            <text:p>33,3705555555555</text:p>
          </table:table-cell>
          <table:table-cell table:style-name="ce24" office:value-type="float" office:value="4.97238686529675" calcext:value-type="float">
            <text:p>4,97238686529675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float" office:value="144.505827318566" calcext:value-type="float">
            <text:p>144,505827318566</text:p>
          </table:table-cell>
        </table:table-row>
      </table:table>
      <table:named-expressions/>
      <table:data-pilot-tables>
        <table:data-pilot-table table:name="DataPilot1" table:application-data="" table:target-range-address="'Pivot-Tabelle_Tabelle2_1'.A1:'Pivot-Tabelle_Tabelle2_1'.O12" table:buttons="'Pivot-Tabelle_Tabelle2_1'.A1 'Pivot-Tabelle_Tabelle2_1'.A4 'Pivot-Tabelle_Tabelle2_1'.B3" table:show-filter-button="false" table:drill-down-on-double-click="false">
          <table:source-cell-range table:cell-range-address="Tabelle2.A1:Tabelle2.I170"/>
          <table:data-pilot-field table:source-field-name="subsector" table:orientation="page" table:used-hierarchy="0" table:function="auto" loext:ignore-selected-page="true" table:selected-page="residential">
            <table:data-pilot-level table:show-empty="false" calcext:repeat-item-labels="false">
              <table:data-pilot-members>
                <table:data-pilot-member table:name="residentia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nergycarrier" table:orientation="column" table:used-hierarchy="0" table:function="auto">
            <table:data-pilot-level table:show-empty="false" calcext:repeat-item-labels="false">
              <table:data-pilot-members>
                <table:data-pilot-member table:name="electricity" table:display="true" table:show-details="true"/>
                <table:data-pilot-member table:name="gas-bio" table:display="true" table:show-details="true"/>
                <table:data-pilot-member table:name="gas-ff-natural" table:display="true" table:show-details="true"/>
                <table:data-pilot-member table:name="heat-district" table:display="true" table:show-details="true"/>
                <table:data-pilot-member table:name="heat-geothermal" table:display="true" table:show-details="true"/>
                <table:data-pilot-member table:name="heat-nuclear" table:display="true" table:show-details="true"/>
                <table:data-pilot-member table:name="heat-solar" table:display="true" table:show-details="true"/>
                <table:data-pilot-member table:name="liquid-bio" table:display="true" table:show-details="true"/>
                <table:data-pilot-member table:name="liquid-ff-heatingoil" table:display="true" table:show-details="true"/>
                <table:data-pilot-member table:name="liquid-ff-kerosene" table:display="true" table:show-details="true"/>
                <table:data-pilot-member table:name="solid-bio" table:display="true" table:show-details="true"/>
                <table:data-pilot-member table:name="solid-ff-coal" table:display="true" table:show-details="true"/>
                <table:data-pilot-member table:name="solid-wast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use" table:orientation="row" table:used-hierarchy="0" table:function="auto">
            <table:data-pilot-level table:show-empty="false" calcext:repeat-item-labels="false">
              <table:data-pilot-members>
                <table:data-pilot-member table:name="appliances" table:display="true" table:show-details="true"/>
                <table:data-pilot-member table:name="cooking" table:display="true" table:show-details="true"/>
                <table:data-pilot-member table:name="hot-water" table:display="true" table:show-details="true"/>
                <table:data-pilot-member table:name="lighting" table:display="true" table:show-details="true"/>
                <table:data-pilot-member table:name="space-cooling" table:display="true" table:show-details="true"/>
                <table:data-pilot-member table:name="space-heating" table:display="true" table:show-details="true"/>
                <table:data-pilot-member table:name="tota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lumnValues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,018619343624402" table:display="true" table:show-details="true"/>
                <table:data-pilot-member table:name="0,024514198588809" table:display="true" table:show-details="true"/>
                <table:data-pilot-member table:name="0,051666666666667" table:display="true" table:show-details="true"/>
                <table:data-pilot-member table:name="0,117836245921118" table:display="true" table:show-details="true"/>
                <table:data-pilot-member table:name="0,216630753227534" table:display="true" table:show-details="true"/>
                <table:data-pilot-member table:name="0,28601864090376" table:display="true" table:show-details="true"/>
                <table:data-pilot-member table:name="0,393585234425256" table:display="true" table:show-details="true"/>
                <table:data-pilot-member table:name="0,415277777777779" table:display="true" table:show-details="true"/>
                <table:data-pilot-member table:name="0,547021342566271" table:display="true" table:show-details="true"/>
                <table:data-pilot-member table:name="0,607304780581095" table:display="true" table:show-details="true"/>
                <table:data-pilot-member table:name="0,756354670127439" table:display="true" table:show-details="true"/>
                <table:data-pilot-member table:name="0,973851069724533" table:display="true" table:show-details="true"/>
                <table:data-pilot-member table:name="1,15528137133691" table:display="true" table:show-details="true"/>
                <table:data-pilot-member table:name="1,41147622391875" table:display="true" table:show-details="true"/>
                <table:data-pilot-member table:name="1,70656795112122" table:display="true" table:show-details="true"/>
                <table:data-pilot-member table:name="1,82810469988615" table:display="true" table:show-details="true"/>
                <table:data-pilot-member table:name="1,93239442388309" table:display="true" table:show-details="true"/>
                <table:data-pilot-member table:name="1,95191284751505" table:display="true" table:show-details="true"/>
                <table:data-pilot-member table:name="1,99841193340351" table:display="true" table:show-details="true"/>
                <table:data-pilot-member table:name="2,34384298813845" table:display="true" table:show-details="true"/>
                <table:data-pilot-member table:name="2,48619343264838" table:display="true" table:show-details="true"/>
                <table:data-pilot-member table:name="2,49809831101238" table:display="true" table:show-details="true"/>
                <table:data-pilot-member table:name="3,56290362815151" table:display="true" table:show-details="true"/>
                <table:data-pilot-member table:name="3,90131199076706" table:display="true" table:show-details="true"/>
                <table:data-pilot-member table:name="4,44833333333334" table:display="true" table:show-details="true"/>
                <table:data-pilot-member table:name="10,8714159698707" table:display="true" table:show-details="true"/>
                <table:data-pilot-member table:name="13,8436789729987" table:display="true" table:show-details="true"/>
                <table:data-pilot-member table:name="14,9618638082808" table:display="true" table:show-details="true"/>
                <table:data-pilot-member table:name="15,2221348871923" table:display="true" table:show-details="true"/>
                <table:data-pilot-member table:name="16,6852777777778" table:display="true" table:show-details="true"/>
                <table:data-pilot-member table:name="17,4603757089511" table:display="true" table:show-details="true"/>
                <table:data-pilot-member table:name="19,412288556466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-Tabelle_20_Ecke" style:display-name="Pivot-Tabelle Ecke" style:family="table-cell" style:parent-style-name="Default"/>
    <style:style style:name="Pivot-Tabelle_20_Wert" style:display-name="Pivot-Tabelle Wert" style:family="table-cell" style:parent-style-name="Default"/>
    <style:style style:name="Pivot-Tabelle_20_Feld" style:display-name="Pivot-Tabelle Feld" style:family="table-cell" style:parent-style-name="Default"/>
    <style:style style:name="Pivot-Tabelle_20_Kategorie" style:display-name="Pivot-Tabelle Kategorie" style:family="table-cell" style:parent-style-name="Default">
      <style:table-cell-properties style:text-align-source="fix" style:repeat-content="false"/>
      <style:paragraph-properties fo:text-align="start"/>
    </style:style>
    <style:style style:name="Pivot-Tabelle_20_Titel" style:display-name="Pivot-Tabelle Titel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-Tabelle_20_Ergebnis" style:display-name="Pivot-Tabelle Ergebnis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3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22:23:54.111000000</meta:creation-date>
    <dc:date>2019-09-30T10:31:24.920000000</dc:date>
    <meta:editing-duration>P1DT15H18M21S</meta:editing-duration>
    <meta:editing-cycles>2</meta:editing-cycles>
    <meta:generator>LibreOffice/5.3.7.2$Windows_X86_64 LibreOffice_project/6b8ed514a9f8b44d37a1b96673cbbdd077e24059</meta:generator>
    <meta:document-statistic meta:table-count="3" meta:cell-count="1843" meta:object-count="0"/>
  </office:meta>
</office:document-meta>
</file>